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0F32E6F23FB2C5968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4.615cm" svg:x="1cm" svg:y="12.542cm">
          <draw:image xlink:href="Pictures/10000000000003E8000000F32E6F23FB2C5968C4.png" xlink:type="simple" xlink:show="embed" xlink:actuate="onLoad">
            <text:p text:style-name="P1"><text:s text:c="73"/><text:span text:style-name="T1"><text:s text:c="2"/></text:span></text:p>
            <text:p text:style-name="P1"><text:span text:style-name="T1"><text:s text:c="75"/></text:span><text:span text:style-name="T1">Karinne Cristina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2T10:45:22.172390146</dc:date>
    <meta:editing-duration>PT3M16S</meta:editing-duration>
    <meta:editing-cycles>1</meta:editing-cycles>
    <meta:generator>LibreOffice/6.0.7.3$Linux_X86_64 LibreOffice_project/00m0$Build-3</meta:generator>
    <meta:document-statistic meta:object-count="1"/>
  </office:meta>
</office:document-meta>
</file>